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  <style:text-properties fo:color="#2a6099" loext:opacity="100%" fo:font-size="8pt" style:font-size-asian="8pt" style:font-size-complex="8pt"/>
    </style:style>
    <style:style style:name="P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5" style:family="paragraph" style:parent-style-name="Heading_20_2" style:master-page-name="">
      <style:paragraph-properties fo:margin-top="0.2in" fo:margin-bottom="0.0799in" style:contextual-spacing="false" style:page-number="auto" fo:keep-with-next="always">
        <style:tab-stops/>
      </style:paragraph-properties>
      <style:text-properties style:font-name="Liberation Sans" fo:font-size="11pt" fo:font-style="normal" fo:font-weight="bold" officeooo:rsid="00476cbe" style:font-name-asian="Noto Sans CJK SC" style:font-size-asian="11pt" style:font-style-asian="normal" style:font-weight-asian="bold" style:font-name-complex="Lohit Devanagari1" style:font-size-complex="11pt" style:font-style-complex="normal" style:font-weight-complex="bold"/>
    </style:style>
    <style:style style:name="P6" style:family="paragraph" style:parent-style-name="Text_20_body">
      <loext:graphic-properties draw:fill="none" draw:fill-hatch-name="hatch"/>
      <style:paragraph-properties fo:margin-left="0in" fo:margin-right="0in" fo:margin-top="0.0598in" fo:margin-bottom="0in" style:contextual-spacing="false" fo:line-height="100%" fo:text-indent="0in" style:auto-text-indent="false" fo:background-color="transparent"/>
      <style:text-properties style:font-name="DejaVu Sans Mono" fo:font-size="10pt" officeooo:paragraph-rsid="00476cbe" style:font-size-asian="10pt" style:font-size-complex="10pt"/>
    </style:style>
    <style:style style:name="P7" style:family="paragraph" style:parent-style-name="Text_20_body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476cbe" style:font-size-asian="10pt" style:font-size-complex="10pt"/>
    </style:style>
    <style:style style:name="P8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in" style:auto-text-indent="false" style:page-number="auto" fo:background-color="transparent"/>
      <style:text-properties style:font-name="DejaVu Sans Mono" fo:font-size="10pt" officeooo:rsid="005a2ca9" officeooo:paragraph-rsid="00476cbe" style:font-size-asian="10pt" style:font-size-complex="10pt"/>
    </style:style>
    <style:style style:name="P9" style:family="paragraph" style:parent-style-name="Text_20_body">
      <loext:graphic-properties draw:fill-gradient-name="gradient" draw:fill-hatch-name="hatch"/>
      <style:paragraph-properties fo:margin-top="0.0598in" fo:margin-bottom="0.0598in" style:contextual-spacing="false" fo:line-height="100%"/>
      <style:text-properties fo:color="#000000" loext:opacity="100%" style:font-name="DejaVu Sans Mono" fo:font-size="10pt" officeooo:paragraph-rsid="00476cbe" style:font-size-asian="10pt" style:font-size-complex="10pt"/>
    </style:style>
    <style:style style:name="P10" style:family="paragraph" style:parent-style-name="Text_20_body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in" style:auto-text-indent="false" fo:background-color="transparent">
        <style:tab-stops/>
      </style:paragraph-properties>
      <style:text-properties fo:color="#000000" loext:opacity="100%" style:font-name="DejaVu Sans Mono" fo:font-size="10pt" officeooo:rsid="005a2ca9" officeooo:paragraph-rsid="00476cbe" style:font-size-asian="8.75pt" style:font-size-complex="10pt"/>
    </style:style>
    <style:style style:name="P11" style:family="paragraph" style:parent-style-name="Text_20_body">
      <loext:graphic-properties draw:fill="none" draw:fill-gradient-name="Gradient_20_2" draw:fill-hatch-name="hatch"/>
      <style:paragraph-properties fo:margin-left="0in" fo:margin-right="0in" fo:margin-top="0.0402in" fo:margin-bottom="0in" style:contextual-spacing="false" fo:line-height="100%" fo:text-indent="0in" style:auto-text-indent="false" fo:background-color="transparent">
        <style:tab-stops/>
      </style:paragraph-properties>
      <style:text-properties fo:color="#000000" loext:opacity="100%" style:font-name="DejaVu Sans Mono" fo:font-size="10pt" officeooo:rsid="005a2ca9" officeooo:paragraph-rsid="00476cbe" style:font-size-asian="8.75pt" style:font-size-complex="10pt"/>
    </style:style>
    <style:style style:name="P12" style:family="paragraph" style:parent-style-name="Text_20_body">
      <loext:graphic-properties draw:fill="none" draw:fill-gradient-name="Gradient_20_4" draw:fill-hatch-name="hatch"/>
      <style:paragraph-properties fo:margin-left="0in" fo:margin-right="0in" fo:margin-top="0.0402in" fo:margin-bottom="0in" style:contextual-spacing="false" fo:line-height="100%" fo:text-indent="0in" style:auto-text-indent="false" fo:background-color="transparent">
        <style:tab-stops/>
      </style:paragraph-properties>
      <style:text-properties fo:color="#000000" loext:opacity="100%" style:font-name="DejaVu Sans Mono" fo:font-size="10pt" officeooo:rsid="005a2ca9" officeooo:paragraph-rsid="00476cbe" style:font-size-asian="8.75pt" style:font-size-complex="10pt"/>
    </style:style>
    <style:style style:name="P13" style:family="paragraph" style:parent-style-name="Text_20_body">
      <loext:graphic-properties draw:fill="none" draw:fill-gradient-name="Gradient_20_6" draw:fill-hatch-name="hatch"/>
      <style:paragraph-properties fo:margin-left="0in" fo:margin-right="0in" fo:margin-top="0.0402in" fo:margin-bottom="0in" style:contextual-spacing="false" fo:line-height="100%" fo:text-indent="0in" style:auto-text-indent="false" fo:background-color="transparent">
        <style:tab-stops/>
      </style:paragraph-properties>
      <style:text-properties fo:color="#000000" loext:opacity="100%" style:font-name="DejaVu Sans Mono" fo:font-size="10pt" officeooo:rsid="005a2ca9" officeooo:paragraph-rsid="00476cbe" style:font-size-asian="8.75pt" style:font-size-complex="10pt"/>
    </style:style>
    <style:style style:name="P14" style:family="paragraph" style:parent-style-name="Text_20_body">
      <loext:graphic-properties draw:fill="none" draw:fill-gradient-name="Gradient_20_8" draw:fill-hatch-name="hatch"/>
      <style:paragraph-properties fo:margin-left="0in" fo:margin-right="0in" fo:margin-top="0.0402in" fo:margin-bottom="0in" style:contextual-spacing="false" fo:line-height="100%" fo:text-indent="0in" style:auto-text-indent="false" fo:background-color="transparent">
        <style:tab-stops/>
      </style:paragraph-properties>
      <style:text-properties fo:color="#000000" loext:opacity="100%" style:font-name="DejaVu Sans Mono" fo:font-size="10pt" officeooo:rsid="005a2ca9" officeooo:paragraph-rsid="00476cbe" style:font-size-asian="8.75pt" style:font-size-complex="10pt"/>
    </style:style>
    <style:style style:name="P15" style:family="paragraph" style:parent-style-name="Text_20_body">
      <loext:graphic-properties draw:fill="none" draw:fill-gradient-name="Gradient_20_3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>
        <style:tab-stops/>
      </style:paragraph-properties>
      <style:text-properties fo:color="#000000" loext:opacity="100%" style:font-name="DejaVu Sans Mono" fo:font-size="10pt" officeooo:rsid="005a2ca9" officeooo:paragraph-rsid="00476cbe" style:font-size-asian="8.75pt" style:font-size-complex="10pt"/>
    </style:style>
    <style:style style:name="P16" style:family="paragraph" style:parent-style-name="Text_20_body">
      <loext:graphic-properties draw:fill="none" draw:fill-gradient-name="Gradient_20_5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>
        <style:tab-stops/>
      </style:paragraph-properties>
      <style:text-properties fo:color="#000000" loext:opacity="100%" style:font-name="DejaVu Sans Mono" fo:font-size="10pt" officeooo:rsid="005a2ca9" officeooo:paragraph-rsid="00476cbe" style:font-size-asian="8.75pt" style:font-size-complex="10pt"/>
    </style:style>
    <style:style style:name="P17" style:family="paragraph" style:parent-style-name="Text_20_body">
      <loext:graphic-properties draw:fill="none" draw:fill-gradient-name="Gradient_20_7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>
        <style:tab-stops/>
      </style:paragraph-properties>
      <style:text-properties fo:color="#000000" loext:opacity="100%" style:font-name="DejaVu Sans Mono" fo:font-size="10pt" officeooo:rsid="005a2ca9" officeooo:paragraph-rsid="00476cbe" style:font-size-asian="8.75pt" style:font-size-complex="10pt"/>
    </style:style>
    <style:style style:name="P18" style:family="paragraph" style:parent-style-name="Text_20_body">
      <loext:graphic-properties draw:fill="none" draw:fill-gradient-name="Gradient_20_9" draw:fill-hatch-name="hatch"/>
      <style:paragraph-properties fo:margin-left="0in" fo:margin-right="0in" fo:margin-top="0in" fo:margin-bottom="0.0402in" style:contextual-spacing="false" fo:line-height="100%" fo:text-indent="0in" style:auto-text-indent="false" fo:background-color="transparent">
        <style:tab-stops/>
      </style:paragraph-properties>
      <style:text-properties fo:color="#000000" loext:opacity="100%" style:font-name="DejaVu Sans Mono" fo:font-size="10pt" officeooo:rsid="005a2ca9" officeooo:paragraph-rsid="00476cbe" style:font-size-asian="8.75pt" style:font-size-complex="10pt"/>
    </style:style>
    <style:style style:name="P19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20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21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22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23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>
        <style:tab-stops/>
      </style:paragraph-properties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24" style:family="paragraph" style:parent-style-name="Text_20_body" style:master-page-name="">
      <loext:graphic-properties draw:fill="none" draw:fill-gradient-name="Gradient_20_1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10pt" officeooo:paragraph-rsid="00476cbe" style:font-size-asian="10pt" style:font-size-complex="10pt"/>
    </style:style>
    <style:style style:name="P25" style:family="paragraph" style:parent-style-name="Text_20_body" style:master-page-name="">
      <loext:graphic-properties draw:fill="none" draw:fill-gradient-name="Gradient_20_1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10pt" officeooo:paragraph-rsid="00476cbe" style:font-size-asian="10pt" style:font-size-complex="10pt"/>
    </style:style>
    <style:style style:name="P26" style:family="paragraph" style:parent-style-name="Text_20_body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in" style:auto-text-indent="false" fo:background-color="transparent">
        <style:tab-stops/>
      </style:paragraph-properties>
      <style:text-properties fo:color="#2a6099" loext:opacity="100%" style:font-name="DejaVu Sans Mono" fo:font-size="10pt" officeooo:rsid="005a2ca9" officeooo:paragraph-rsid="00476cbe" style:font-size-asian="8.75pt" style:font-size-complex="10pt"/>
    </style:style>
    <style:style style:name="T1" style:family="text">
      <style:text-properties style:font-name="DejaVu Sans" fo:font-size="6pt" officeooo:rsid="0055e34b" style:font-size-asian="6pt" style:font-size-complex="6pt"/>
    </style:style>
    <style:style style:name="T2" style:family="text">
      <style:text-properties style:font-name="DejaVu Sans" fo:font-size="6pt" officeooo:rsid="0020993d" style:font-size-asian="6pt" style:font-size-complex="6pt"/>
    </style:style>
    <style:style style:name="T3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4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officeooo:rsid="0053e0ce"/>
    </style:style>
    <style:style style:name="T7" style:family="text">
      <style:text-properties fo:font-size="10pt" officeooo:rsid="0053e0ce" style:font-size-asian="10pt" style:font-size-complex="10pt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fo:font-size="9pt" officeooo:rsid="005a2ca9" style:font-size-asian="9pt" style:font-size-complex="9pt"/>
    </style:style>
    <style:style style:name="T10" style:family="text">
      <style:text-properties fo:color="#c9211e" loext:opacity="100%" fo:font-size="9pt" fo:font-weight="bold" officeooo:rsid="005a2ca9" style:font-size-asian="9pt" style:font-weight-asian="bold" style:font-size-complex="9pt" style:font-weight-complex="bold"/>
    </style:style>
    <style:style style:name="T11" style:family="text">
      <style:text-properties officeooo:rsid="00711152"/>
    </style:style>
    <style:style style:name="T12" style:family="text">
      <style:text-properties fo:font-size="9pt" officeooo:rsid="005a2ca9" style:font-size-asian="9pt" style:font-size-complex="9pt"/>
    </style:style>
    <style:style style:name="T13" style:family="text">
      <style:text-properties fo:font-size="9pt" officeooo:rsid="00728714" style:font-size-asian="9pt" style:font-size-complex="9pt"/>
    </style:style>
    <style:style style:name="T14" style:family="text">
      <style:text-properties officeooo:rsid="00728714"/>
    </style:style>
    <style:style style:name="T15" style:family="text">
      <style:text-properties officeooo:rsid="007505b2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9_927336185"/><text:span text:style-name="T11">TMUX: terminal’s manager</text:span> <text:span text:style-name="T6">(</text:span><text:span text:style-name="T7">ver. </text:span><text:span text:style-name="T7"><text:date style:data-style-name="N45" text:date-value="2022-08-14T01:25:35.671187681" text:fixed="true">14. Aug. 2022</text:date></text:span><text:span text:style-name="T7"><text:s/></text:span><text:span text:style-name="T7"><text:time style:data-style-name="N60" text:time-value="2022-08-14T14:32:02.312867967" text:fixed="true">14:32</text:time></text:span><text:span text:style-name="T6">)</text:span><text:bookmark-end text:name="__RefHeading___Toc109_92733618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109_927336185" text:style-name="Index_20_Link" text:visited-style-name="Index_20_Link">TMUX: terminal’s manager (ver. 14. Aug. 2022 14:32)<text:tab/>1</text:a></text:p>
          <text:p text:style-name="P4"><text:a xlink:type="simple" xlink:href="#__RefHeading___Toc111_927336185" text:style-name="Index_20_Link" text:visited-style-name="Index_20_Link">Шпаргалка по Tmux<text:tab/>1</text:a></text:p>
          <text:p text:style-name="P4"><text:a xlink:type="simple" xlink:href="#__RefHeading___Toc277_2103334773" text:style-name="Index_20_Link" text:visited-style-name="Index_20_Link">Создание окон и переключение между ними<text:tab/>2</text:a></text:p>
          <text:p text:style-name="P4"><text:a xlink:type="simple" xlink:href="#__RefHeading___Toc279_2103334773" text:style-name="Index_20_Link" text:visited-style-name="Index_20_Link">Список часто используемых команд и хоткейсов Tmux<text:tab/>2</text:a></text:p>
        </text:index-body>
      </text:table-of-content>
      <text:p text:style-name="P2">https://routerus.com/creating-a-self-signed-ssl-certificate/</text:p>
      <text:h text:style-name="P5" text:outline-level="2"><text:bookmark-start text:name="__RefHeading___Toc111_927336185"/>Шпаргалка по Tmux<text:bookmark-end text:name="__RefHeading___Toc111_927336185"/></text:h>
      <text:p text:style-name="P9">Tmux (ти-макс) — это менеджер терминалов, который позволяет работать с несколькими сессиями в одном окне. То есть вместо нескольких открытых окон терминала — вы используете одно, которое можно делить на несколько окон.</text:p>
      <text:p text:style-name="P6"><text:span text:style-name="T12">Устанавливается Tmux из стандартных репозиториев Linux:</text:span></text:p>
      <text:p text:style-name="P24"><text:span text:style-name="T13">$ </text:span><text:span text:style-name="T12">apt-get install tmux</text:span></text:p>
      <text:p text:style-name="P6"><text:span text:style-name="T12">После установки рекомендуем сразу отредактировать конфигурационный файл ти-макса (/etc/tmux.conf) и внести следующие изменения:</text:span></text:p>
      <text:p text:style-name="P24"><text:span text:style-name="T13">$ </text:span><text:span text:style-name="T12">set -g mouse on</text:span></text:p>
      <text:p text:style-name="P6"><text:span text:style-name="T12">Эта строчка кода позволит свободно перемещать границы разделения окон с помощью курсора мышки.</text:span></text:p>
      <text:p text:style-name="P6"><text:span text:style-name="T12">Для работы с </text:span><text:span text:style-name="T13">TMUX</text:span><text:span text:style-name="T12"> используется широкий набор горячих клавиш, состоящих из базового сочетания </text:span><text:span text:style-name="T10">Ctrl + b</text:span><text:span text:style-name="T12"> и отдельных целевых клавиш (n,p,w,b и т.д.).</text:span></text:p>
      <text:p text:style-name="P6"><text:span text:style-name="T12">Для создания рабочей сессии без идентификатора — достаточно ввести tmux в терминале. Будет создана сессия 0</text:span></text:p>
      <text:p text:style-name="P8">Идентификатор сессии отображается внизу слева в квадратных скобках. Для создания именной сессии достаточно ввести следующую команду:</text:p>
      <text:p text:style-name="P19"><text:span text:style-name="T14">$ </text:span>tmux new -s название сессии</text:p>
      <text:p text:style-name="P7">Поскольку ти-макс завершает соединение с сохранением состояния сессии, правильным способом возобновить работу ти-макса будет его запуск командой:</text:p>
      <text:p text:style-name="P19">$ tmux attach || tmux new</text:p>
      <text:p text:style-name="P7">Команда запускает проверку уже созданных сессий и если активных подключений нет — создается новое подключение.</text:p>
      <text:p text:style-name="P7">Просмотреть список созданных сессий можно командой:</text:p>
      <text:p text:style-name="P19">$ tmux ls</text:p>
      <text:p text:style-name="P7">Команда вернёт список следующего вида:</text:p>
      <text:p text:style-name="P7">0: 1 windows (created Mon Aug 30 13:02:31 2021) (attached)</text:p>
      <text:p text:style-name="P7">Если в списке одна сессия, то командой tmux attach она будет автоматически восстановлена, а если в списке несколько сессий — необходимо ввести следующую команду:</text:p>
      <text:p text:style-name="P19">$ tmux attach -t наименование сессии</text:p>
      <text:p text:style-name="P7">В нашем случае сессия называется 0.</text:p>
      <text:p text:style-name="P7">Сменить сессию можно также, находясь в другой сессии. Для этого нужно воспользоваться сочетанием клавиш Ctrl + b, s.</text:p>
      <text:p text:style-name="P7">Закрыть все сессии можно командой:</text:p>
      <text:p text:style-name="P23">$ tmux kill-server</text:p>
      <text:h text:style-name="Heading_20_2" text:outline-level="2"><text:bookmark-start text:name="__RefHeading___Toc277_2103334773"/><text:soft-page-break/>Создание окон и переключение между ними<text:bookmark-end text:name="__RefHeading___Toc277_2103334773"/></text:h>
      <text:p text:style-name="P10">Чтобы создать окно — применяется сочетание клавиш: CTRL + b, а затем c. Просмотреть список окон можно сочетанием — CTRL + b, а затем w. Выбор конкретного окна из списка осуществляется стрелками ↑ и ↓.</text:p>
      <text:p text:style-name="P10">Переключиться между окнами можно с помощью следующих сочетаний клавиш:</text:p>
      <text:p text:style-name="P11"><text:span text:style-name="T8">Ctrl + b, n</text:span> — следующее окно</text:p>
      <text:p text:style-name="P15"><text:span text:style-name="T8">Ctrl + b, p</text:span> — предыдущее окно</text:p>
      <text:p text:style-name="P15"><text:span text:style-name="T8">Ctrl + b, w</text:span> — следующее окно</text:p>
      <text:p text:style-name="P15"><text:span text:style-name="T8">Ctrl + b</text:span>, номер окна (цифрой ) — переключиться на нужное окно</text:p>
      <text:p text:style-name="P26">Горизонтальное и вертикальное деление окон</text:p>
      <text:p text:style-name="P10">Сессионные окна <text:span text:style-name="T15">TMUX</text:span> можно разделять вертикально и горизонтально. Для горизонтального разделения окна используется сочетание клавиш Ctrl + b, “ (Shift + ‘(э)).</text:p>
      <text:p text:style-name="P10">Чтобы разделить окно вертикально на две равные панели — воспользуйтесь сочетанием клавиш Ctrl + b, %.</text:p>
      <text:p text:style-name="P10">Перемещаться между панелями можно с помощью сочетаний клавиш Ctrl + b и стрелок.</text:p>
      <text:p text:style-name="P10">Панели тоже можно разделять. Например, если нужно получить 3 панели, сначала окно делится горизонтально (Ctrl + b, “), затем осуществляется переход на нужную панель (Ctrl + b, ↑ или ↓) и она делится вертикально (Ctrl + b, %).</text:p>
      <text:p text:style-name="P10">Закрыть панель (часть окна) можно с помощью сочетания клавиш Ctrl + b, x или командой exit.</text:p>
      <text:h text:style-name="Heading_20_2" text:outline-level="2"><text:bookmark-start text:name="__RefHeading___Toc279_2103334773"/>Список часто используемых команд и хоткейсов Tmux<text:bookmark-end text:name="__RefHeading___Toc279_2103334773"/></text:h>
      <text:p text:style-name="P10">Команды для управления сессиями:</text:p>
      <text:p text:style-name="P14"><text:span text:style-name="T8">tmux new [имя_сеанса]</text:span> — начать новый сеанс. Имя_сеанса опционально;</text:p>
      <text:p text:style-name="P18"><text:span text:style-name="T8">tmux attach -t [имя_сеанса]</text:span> - подключиться к уже существующей сессии. Если имя заранее не было задано, тогда команда будет выглядить так: tmux attach -t 0;</text:p>
      <text:p text:style-name="P13"><text:span text:style-name="T8">tmux ls</text:span> — список открытых сессий Tmux;</text:p>
      <text:p text:style-name="P17"><text:span text:style-name="T8">kill-server</text:span> — остановить все запущенные сессии;</text:p>
      <text:p text:style-name="P17"><text:span text:style-name="T8">kill-session -t [имя_сеанса]</text:span> — завершить сессию;</text:p>
      <text:p text:style-name="P17"><text:span text:style-name="T8">list-clients -t [имя_сеанса]</text:span> — посмотреть клиентов, подключенных к сессии;</text:p>
      <text:p text:style-name="P17"><text:span text:style-name="T8">list-sessions</text:span> — вывести список всех запущенных сессий.</text:p>
      <text:p text:style-name="P10">Хоткейсы для управления окнами:</text:p>
      <text:p text:style-name="P12"><text:span text:style-name="T8">Ctrl + b, c</text:span> — создать новое окно;</text:p>
      <text:p text:style-name="P16"><text:span text:style-name="T8">Ctrl + b, w</text:span> — просмотреть список окон;</text:p>
      <text:p text:style-name="P16"><text:span text:style-name="T8">Ctrl + b, n</text:span> — следующее окно;</text:p>
      <text:p text:style-name="P16"><text:span text:style-name="T8">Ctrl + b, p</text:span> — предыдущее окно;</text:p>
      <text:p text:style-name="P16"><text:span text:style-name="T8">Ctrl + b, w</text:span> — следующее окно;</text:p>
      <text:p text:style-name="P16"><text:span text:style-name="T8">Ctrl + b, номер окна (цифрой)</text:span> — переключиться на нужное окно;</text:p>
      <text:p text:style-name="P16"><text:span text:style-name="T8">Ctrl + b, “</text:span> — горизонтальное разделение окна;</text:p>
      <text:p text:style-name="P16"><text:span text:style-name="T8">Ctrl + b, %</text:span> — вертикальное разделение окна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solid" draw:fill-color="#f6f9d4"/>
      <style:paragraph-properties fo:margin-top="0.2in" fo:margin-bottom="0.0799in" style:contextual-spacing="false" style:page-number="auto" fo:background-color="#f6f9d4">
        <style:tab-stops/>
      </style:paragraph-properties>
      <style:text-properties fo:color="#000000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MT1" style:family="text">
      <style:text-properties style:font-name="DejaVu Sans" fo:font-size="6pt" officeooo:rsid="0055e34b" style:font-size-asian="6pt" style:font-size-complex="6pt"/>
    </style:style>
    <style:style style:name="MT2" style:family="text">
      <style:text-properties style:font-name="DejaVu Sans" fo:font-size="6pt" officeooo:rsid="0020993d" style:font-size-asian="6pt" style:font-size-complex="6pt"/>
    </style:style>
    <style:style style:name="MT3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MT4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MT5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WK + CUT</text:span><text:span text:style-name="MT2"><text:tab/></text:span><text:span text:style-name="MT3">page</text:span><text:span text:style-name="MT4">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2:05:34.619152318</meta:creation-date>
    <dc:date>2022-08-14T14:51:47.827119021</dc:date>
    <meta:editing-duration>PT5H28M16S</meta:editing-duration>
    <meta:editing-cycles>93</meta:editing-cycles>
    <meta:generator>LibreOffice/7.3.5.2$Linux_X86_64 LibreOffice_project/30$Build-2</meta:generator>
    <meta:document-statistic meta:table-count="0" meta:image-count="0" meta:object-count="0" meta:page-count="2" meta:paragraph-count="63" meta:word-count="621" meta:character-count="4166" meta:non-whitespace-character-count="3582"/>
  </office:meta>
</office:document-meta>
</file>